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8bff23"/>
    </style:style>
    <style:style style:name="T1" style:family="text">
      <style:text-properties officeooo:rsid="0008242b"/>
    </style:style>
    <style:style style:name="T2" style:family="text">
      <style:text-properties officeooo:rsid="000b838b"/>
    </style:style>
    <style:style style:name="T3" style:family="text">
      <style:text-properties officeooo:rsid="000c01a5"/>
    </style:style>
    <style:style style:name="T4" style:family="text">
      <style:text-properties officeooo:rsid="00187fc0"/>
    </style:style>
    <style:style style:name="T5" style:family="text">
      <style:text-properties officeooo:rsid="0018cad4"/>
    </style:style>
    <style:style style:name="T6" style:family="text">
      <style:text-properties officeooo:rsid="001a985a"/>
    </style:style>
    <style:style style:name="T7" style:family="text">
      <style:text-properties officeooo:rsid="001bd2fd"/>
    </style:style>
    <style:style style:name="T8" style:family="text">
      <style:text-properties officeooo:rsid="001d850d"/>
    </style:style>
    <style:style style:name="T9" style:family="text">
      <style:text-properties officeooo:rsid="001f3aa7"/>
    </style:style>
    <style:style style:name="T10" style:family="text">
      <style:text-properties officeooo:rsid="00251159"/>
    </style:style>
    <style:style style:name="T11" style:family="text">
      <style:text-properties officeooo:rsid="002894cc"/>
    </style:style>
    <style:style style:name="T12" style:family="text">
      <style:text-properties officeooo:rsid="0029a7dd"/>
    </style:style>
    <style:style style:name="T13" style:family="text">
      <style:text-properties officeooo:rsid="0029e94a"/>
    </style:style>
    <style:style style:name="T14" style:family="text">
      <style:text-properties officeooo:rsid="002c6da1"/>
    </style:style>
    <style:style style:name="T15" style:family="text">
      <style:text-properties officeooo:rsid="002d225a"/>
    </style:style>
    <style:style style:name="T16" style:family="text">
      <style:text-properties officeooo:rsid="002e22ad"/>
    </style:style>
    <style:style style:name="T17" style:family="text">
      <style:text-properties officeooo:rsid="002e6c05"/>
    </style:style>
    <style:style style:name="T18" style:family="text">
      <style:text-properties officeooo:rsid="0032d8dc"/>
    </style:style>
    <style:style style:name="T19" style:family="text">
      <style:text-properties officeooo:rsid="00347a6a"/>
    </style:style>
    <style:style style:name="T20" style:family="text">
      <style:text-properties officeooo:rsid="00365218"/>
    </style:style>
    <style:style style:name="T21" style:family="text">
      <style:text-properties officeooo:rsid="003afd07"/>
    </style:style>
    <style:style style:name="T22" style:family="text">
      <style:text-properties officeooo:rsid="003cfccb"/>
    </style:style>
    <style:style style:name="T23" style:family="text">
      <style:text-properties officeooo:rsid="003dcd25"/>
    </style:style>
    <style:style style:name="T24" style:family="text">
      <style:text-properties officeooo:rsid="003f8093"/>
    </style:style>
    <style:style style:name="T25" style:family="text">
      <style:text-properties officeooo:rsid="0042f228"/>
    </style:style>
    <style:style style:name="T26" style:family="text">
      <style:text-properties officeooo:rsid="00440eaf"/>
    </style:style>
    <style:style style:name="T27" style:family="text">
      <style:text-properties officeooo:rsid="004412db"/>
    </style:style>
    <style:style style:name="T28" style:family="text">
      <style:text-properties officeooo:rsid="0044df18"/>
    </style:style>
    <style:style style:name="T29" style:family="text">
      <style:text-properties officeooo:rsid="0046ffb2"/>
    </style:style>
    <style:style style:name="T30" style:family="text">
      <style:text-properties officeooo:rsid="004a57ee"/>
    </style:style>
    <style:style style:name="T31" style:family="text">
      <style:text-properties officeooo:rsid="004c32c5"/>
    </style:style>
    <style:style style:name="T32" style:family="text">
      <style:text-properties officeooo:rsid="004cd0f0"/>
    </style:style>
    <style:style style:name="T33" style:family="text">
      <style:text-properties officeooo:rsid="004cec0d"/>
    </style:style>
    <style:style style:name="T34" style:family="text">
      <style:text-properties officeooo:rsid="004ed5c2"/>
    </style:style>
    <style:style style:name="T35" style:family="text">
      <style:text-properties officeooo:rsid="004ef828"/>
    </style:style>
    <style:style style:name="T36" style:family="text">
      <style:text-properties officeooo:rsid="004f22ab"/>
    </style:style>
    <style:style style:name="T37" style:family="text">
      <style:text-properties officeooo:rsid="004fbd48"/>
    </style:style>
    <style:style style:name="T38" style:family="text">
      <style:text-properties officeooo:rsid="00509238"/>
    </style:style>
    <style:style style:name="T39" style:family="text">
      <style:text-properties officeooo:rsid="00522957"/>
    </style:style>
    <style:style style:name="T40" style:family="text">
      <style:text-properties officeooo:rsid="005c6f57"/>
    </style:style>
    <style:style style:name="T41" style:family="text">
      <style:text-properties officeooo:rsid="0061e980"/>
    </style:style>
    <style:style style:name="T42" style:family="text">
      <style:text-properties officeooo:rsid="006391d7"/>
    </style:style>
    <style:style style:name="T43" style:family="text">
      <style:text-properties officeooo:rsid="00661c71"/>
    </style:style>
    <style:style style:name="T44" style:family="text">
      <style:text-properties officeooo:rsid="006741d4"/>
    </style:style>
    <style:style style:name="T45" style:family="text">
      <style:text-properties officeooo:rsid="006a12af"/>
    </style:style>
    <style:style style:name="T46" style:family="text">
      <style:text-properties officeooo:rsid="007065d0"/>
    </style:style>
    <style:style style:name="T47" style:family="text">
      <style:text-properties officeooo:rsid="0071354d"/>
    </style:style>
    <style:style style:name="T48" style:family="text">
      <style:text-properties officeooo:rsid="0077ef41"/>
    </style:style>
    <style:style style:name="T49" style:family="text">
      <style:text-properties officeooo:rsid="007869db"/>
    </style:style>
    <style:style style:name="T50" style:family="text">
      <style:text-properties officeooo:rsid="007980ea"/>
    </style:style>
    <style:style style:name="T51" style:family="text">
      <style:text-properties officeooo:rsid="007a19be"/>
    </style:style>
    <style:style style:name="T52" style:family="text">
      <style:text-properties officeooo:rsid="007b95f3"/>
    </style:style>
    <style:style style:name="T53" style:family="text">
      <style:text-properties officeooo:rsid="008e5a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V.</text:p>
      <text:p text:style-name="Standard"><text:line-break/>THE POLICE PLA<text:span text:style-name="T2">Y</text:span> THEI<text:span text:style-name="T3">R </text:span>HAN<text:span text:style-name="T1">D</text:span></text:p>
      <text:p text:style-name="Standard"><text:line-break/>I<text:span text:style-name="T53">t</text:span> would be an indictment of the reader's perspicacity to inform him that Payton's story about the breaking down of an imaginary aero and the call to him for aid was a pure invention. It will be remembered that Payton in his wireless telephone conversation with Mr. Grayman had appointed a rendezvous for the second day after that of the discovery of the abduction. He had no intention of completing the transaction at that meeting – if meeting there should be. As he had said, he would arrange for the payment of the ransom and the surrender of the prisoner to take place elsewhere. That was an invariable feature of Payton's system which served to baffle those who sought to trap him.</text:p>
      <text:p text:style-name="Standard"><text:line-break/>His fi<text:span text:style-name="T10">rst</text:span> concern was to get a meeting with the person who was to pay. If he succeeded in that he depended on twenty things to aid him in the subsequent negotiations, his extraordinary cunning and his impressive personality playing the principal parts.</text:p>
      <text:p text:style-name="Standard"><text:line-break/>He knew the character of William Grayman and his extreme fondness for his daughter. Of course this last was his best lever. Yet his demand for $10,000,000 was so enormous that he knew it would require all of his matchless dexterity in managing men and in mastering events to enable him to get the money.</text:p>
      <text:p text:style-name="Standard"><text:line-break/>To begin with, it was on its face a thing of extreme improbability that the famous billionaire, whose shrewdness was a byword, would trust himself <text:span text:style-name="T11">i</text:span>n the hands of an outlaw. It was also perfectly certain that Grayman would call in the aid of the police. That, however, did not trouble Payton. He had uttered no vain boast when he said that nobody had ever succeeded in running <text:span text:style-name="T12">h</text:span>im down, and he had the most excellent reasons for <text:span text:style-name="T13">h</text:span>is belief that nobody ever would. The only question in his mind was whether Grayman would go to the rendezvous at all.</text:p>
      <text:p text:style-name="Standard"><text:line-break/>Any other man than Payton would have assumed without arguing the matter that Grayman would not go. But Payton was a master reader of human nature. He knew that Grayman could not leave things as they were. He must rescue his daughter.</text:p>
      <text:p text:style-name="Standard"><text:line-break/>So he set out In the Chameleon for Tribes Hill, very confident that Mr. Grayman would be there whatever company he might have. In regard to this Payton had means of knowledge, the nature of which will appear late<text:span text:style-name="T4">r</text:span>.</text:p>
      <text:p text:style-name="Standard"><text:line-break/>Tribe<text:span text:style-name="T5">s Hill, </text:span><text:s/>a place <text:span text:style-name="T5">famous</text:span> <text:span text:style-name="T5">i</text:span>n Indian tradition, lies in the old <text:span text:style-name="T5">M</text:span>ohawk territory in Montgomery county, N. Y. The distance between this place and Payton's lodge was great, <text:span text:style-name="T6">B</text:span>ut Payton had plenty of time at his disposal – <text:s/>and, indeed, time to spare – for the Chameleon was one of the <text:span text:style-name="T7">swiftest </text:span>cracks <text:span text:style-name="T8">afly</text:span> and could under pressure make 140 miles an hour. There were few aeros at that time which could keep <text:span text:style-name="T9">within</text:span> sight or her.</text:p>
      <text:p text:style-name="Standard"><text:line-break/>So he set out at a leisurely gait, <text:span text:style-name="T14">putting</text:span> the flier in trim for either fighting or running away, as occasion might require. </text:p>
      <text:p text:style-name="Standard"/>
      <text:p text:style-name="Standard">Nor was Payton mistaken in his reasoning about what Mr. Grayman would do. The New York commissioner had gone to work with great energy upon his problem, and here is the result of his cogitation as he reported it to Mr. Grayman twenty-four hours after their first conference. "Mr. Grayman." he said, wearing a satisfied smile as he entered the billionaire's sanctum. "I think that the Sky Pirate has carried his pitcher once too often to the fountain m venturing into New York. I believe <text:soft-page-break/>that we shall get him."</text:p>
      <text:p text:style-name="Standard"><text:line-break/>"Well, well!" exclaimed Grayman testily. "You seem to have changed your mind. Wha<text:span text:style-name="T15">t's</text:span> your plan?"<text:line-break/>"I<text:span text:style-name="T16">t's</text:span> just this," said the commissioner. "I have been with four of my men to Tribes Hill to look over the ground. Payton has been cunning. I ,must allow, but he has not hitherto had to deal with the metropolitan police. The bluff where he has promised to meet you is bare and unapproachable except<text:line-break/>under Payton's eyes. But there are woods not "far off' –</text:p>
      <text:p text:style-name="Standard"><text:line-break/>"Wait a moment" said the billionaire. You seem to be assuming that I am fool enough to put myself into his grasp. You speak of his meeting me. It is you that he must meet."</text:p>
      <text:p text:style-name="Standard"><text:line-break/>The commissioner sat down and assumed a more confidential tone. Mr. Grayman." he said, "if you do not go, nothing can be done. No makeup to represent you would deceive this fellow. All of these <text:span text:style-name="T17">kidnappers</text:span> are too sharp for that, and he above all. If you are not willing to go I shall have to throw up the job."</text:p>
      <text:p text:style-name="Standard"><text:line-break/>Mr. Grayman made no immediate reply, but sat meditating. "It Is true," he said at last, "that I have never allowed an affair of this importance to be conducted without my personal presence. But could I not be concealed somewhere near?"</text:p>
      <text:p text:style-name="Standard"/>
      <text:p text:style-name="Standard">"Impossible! You must be there openly or not at all. But let me assure you that you have nothing to fear. We can protect you."</text:p>
      <text:p text:style-name="Standard"/>
      <text:p text:style-name="Standard">"Suppose he should attempt to run away with me also! Do you know what that means?"</text:p>
      <text:p text:style-name="Standard"><text:line-break/>"I know perfectly well, Mr. Grayman, the importance of your person. But <text:span text:style-name="T18">i</text:span>n this case you would have nothing to fear. Payton would never <text:span text:style-name="T19">dream</text:span> of running away with yo<text:span text:style-name="T19">u</text:span>. What would he gain by that, supposing he could do it with me and my men there ready to interfere? Nothing whatever. It would be the ruin of his negotiation."</text:p>
      <text:p text:style-name="Standard"><text:line-break/>"Well" Grayman said, "perhaps you are right. But, come, tell me your <text:span text:style-name="T20">p</text:span>lan and then I'll see."</text:p>
      <text:p text:style-name="Standard"/>
      <text:p text:style-name="Standard">"As i was <text:span text:style-name="T21">just</text:span> telling you," <text:span text:style-name="T21">resumed </text:span>the commissioner, "there are woods not far from the bluff in which men and aeros can be concealed. Now, my plan <text:span text:style-name="T21">i</text:span>s to take four swift police department fliers and hide them in those woods. Moreover, I shall have a dozen sharp shooters concealed in the treetops. He<text:line-break/>will drop down over the bluff in his aero and keep1 it hovering near during his conference with you. Then when you have him engaged in talk my men at a signal will drop him in his tracks."</text:p>
      <text:p text:style-name="Standard"><text:line-break/>"Hold on!" said Mr. Grayman. "You are going too fast now. If you kill Payton. how are we going to find my daughter?"</text:p>
      <text:p text:style-name="Standard"><text:line-break/>"By capturing the Chameleon and compelling his men to reveal his hiding places."</text:p>
      <text:p text:style-name="Standard"><text:line-break/>"But perhaps they won't talk."</text:p>
      <text:p text:style-name="Standard"><text:line-break/>“We have means of making men <text:span text:style-name="T22">talk”, said the commissioner grimly.</text:span></text:p>
      <text:p text:style-name="Standard"><text:line-break/>"Perhaps you have, but I don't like that part of the plan. It is too dangerous for my daughter. She would<text:line-break/>be killed for vengeance. But the aeros are good. Go on with that part of the scheme, keeping your <text:soft-page-break/>sharpshooters for an emergency. But why not take more aeros? How many has 'the police department?"<text:line-break/>"Eight But it would be <text:span text:style-name="T23">i</text:span>mpossible to conceal more than four of them. I can dispose four in such a way as to cut off retreat in every direction. The aeros, with power up, will be <text:span text:style-name="T24">h</text:span>idden just in the tops of the trees."</text:p>
      <text:p text:style-name="Standard"><text:line-break/>"<text:span text:style-name="T25">You</text:span> know we must not fall," Grayman said.</text:p>
      <text:p text:style-name="Standard"><text:line-break/>"We shall not fail," was the confident reply.</text:p>
      <text:p text:style-name="Standard"><text:line-break/>Still, Mr. Grayman was half disposed to reject the scheme and try some thing else. But he could think of nothing else, and then his daughter's absence and her imminent danger smote his heart. "<text:span text:style-name="T26">D</text:span>one!" he said decisively. '”<text:span text:style-name="T26">I'll</text:span> try it".</text:p>
      <text:p text:style-name="Standard"><text:line-break/>"Then," remarked the commissioner, much gratified. "<text:span text:style-name="T27">I'll</text:span> send off the aeros tonight in order that nobody shall witness their arrival. Their commanders, who are the men that accompanied me to Tribes Hill, know exactly what to do. They will prepare the ambush and be ready for work in the morning."</text:p>
      <text:p text:style-name="Standard"><text:line-break/>"How many men will you have in <text:span text:style-name="T28">all?”</text:span><text:line-break/><text:line-break/>"Thirty-six will go in the aeros, of whom twenty-eight will be armed to the teeth. The twelve marksmen will be sent on by train <text:span text:style-name="T28">i</text:span>n various disguises. We ourselves will take the midnight express for Albany, and a <text:span text:style-name="T28">special</text:span> train will bring us to Tribes Hill early in the morning."</text:p>
      <text:p text:style-name="Standard"><text:line-break/>The commissioner had learned that the <text:span text:style-name="T28">full</text:span> complement of the Chameleon, <text:span text:style-name="T29">i</text:span>ncluding her commander, was ten men. Accordingly he could count upon having three to one in a fight.</text:p>
      <text:p text:style-name="Standard"/>
      <text:p text:style-name="Standard">Thus the matter was arranged. When William Grayman said "Yes" to any <text:span text:style-name="T31">proposition he wanted it carried into </text:span>effect instantly.</text:p>
      <text:p text:style-name="Standard"><text:line-break/>No time was lost in concealing th<text:span text:style-name="T32">e </text:span>fliers among the tops of the trees in the neighboring woods on both sides of the Mohawk. </text:p>
      <text:p text:style-name="Standard"/>
      <text:p text:style-name="Standard">Once in position they were anchored with guys, which could be severed in an <text:span text:style-name="T33">instant</text:span>, and were disguised with leaves and fresh cut branches to conceal them from prying eyes. They<text:line-break/>were so placed as not to be hampered <text:span text:style-name="T33">i</text:span>n getting away at full speed, and their high power drivers could be turned on almost instantaneously. Of the crew of nine men which each aero carried, seven were there for fighting purposes only, and they carried automatic arms of the latest pattern. The other two were engineer and steersman. By judicious selection of positions an aero was stationed at each point of the compass, their average distance from the bluff where the meeting was to take place hardly exceeding a quarter of a mile. The commissioner's principal dependence was on surprise. He calculated that Payton seeing no aero near would boldly descend to the bluff and fall straight into the trap, because the police, getting into motion simultaneously at a signal, would be upon him from all sides before he was aware of their presence.</text:p>
      <text:p text:style-name="Standard"/>
      <text:p text:style-name="Standard"><text:span text:style-name="T32">The signal was to be a white hand</text:span>kerchief waved by the <text:span text:style-name="T30">commissioner </text:span>himself from <text:span text:style-name="T34">a </text:span>point which he <text:span text:style-name="T35">h</text:span>ad selected not far from the bluff and which could be seen from each of the aeros. One thing which the <text:span text:style-name="T30">commissioner</text:span> had not thought of arranging – and it was <text:span text:style-name="T30">a </text:span>capital error, as the sequel will show – was to so place the aeros that their crews would have one another always in view. As <text:span text:style-name="T36">i</text:span>t turned out, whe<text:span text:style-name="T36">n</text:span> th<text:span text:style-name="T36">ey </text:span>were once in position they could not see each other at al<text:span text:style-name="T37">l.</text:span></text:p>
      <text:p text:style-name="Standard"><text:soft-page-break/><text:line-break/>Dawn comes early in June, and the commanders of the fliers had hardly completed their arrangements and <text:span text:style-name="T38">settled</text:span> down for a long wait when a pale streak <text:span text:style-name="T39">i</text:span>llumined the heavens in the east.</text:p>
      <text:p text:style-name="Standard"><text:line-break/>"Boys, keep quiet now," said the captain in charge of the aero which was stationed on the south side of<text:line-break/>the Mohawk, farthest west. "Daylight is beginning, and there most be no noise."</text:p>
      <text:p text:style-name="Standard"><text:line-break/>It was Captain Patrick Phelan, one of the bravest officers on the New York force. Captain Phelan's men had obeyed his injunction and were keeping quiet. Most of them were lying on their backs looking u<text:span text:style-name="T41">p</text:span> through the narrow <text:span text:style-name="T42">i</text:span>nterstices in the canopy of leaves with which they had covered their craft. Their arms were conveniently stacked in the center of the deck.</text:p>
      <text:p text:style-name="Standard"><text:line-break/>Suddenly a shadow fell over them. Before a man could count five the branches were brushed away and an aero dropped beside them. In a moment nine men stood in a circle around their stacked arms, with pistols leveled at their heads. Half of the policemen were not yet on their feet.</text:p>
      <text:p text:style-name="Standard"><text:line-break/>"This game is up, boys," said, the leader of the boarders. "I'll blow out the brains of the first man that utters a sound. "<text:span text:style-name="T42">U</text:span>p with your hands."</text:p>
      <text:p text:style-name="Standard"><text:span text:style-name="T40">[IMAGE: THE GALLIANT OFFICER PERISHED WITH A BULLET THROUGH HIS BRAIN]</text:span></text:p>
      <text:p text:style-name="Standard"><text:line-break/>Captain Phelan half drew a pistol from his holster, when the weapon in the hand of the leader who had spoken flashed, with the wicked smack of the modern arm of precision, not audible a dozen rods away, and the gallant officer fell with, a bullet through his brain. It was all over in half a minute. Captain Phelan was dead, and his eight men, including the engineer and steersman, were helpless prisoners on their own deck. The element of surprise had played even a greater part in this brief tragedy than the commissioner had expected. Alfonso Payton had begun to turn the tables on his foes with his usual elan. But as yet he had by no means finished the <text:span text:style-name="T43">j</text:span>ob.</text:p>
      <text:p text:style-name="Standard"><text:line-break/>"Aboard!" he commanded sharply. His men sprang upon the C<text:span text:style-name="T42">h</text:span>ameleon, and she was away in a flash. Running low again, she headed down the river for a second piece of woods, where another of the hidden aeros floated among the treetops. Here a similar scene was enacted. Even more utterly unprepared than their unfortunate comrades, these policemen were taking an early breakfast Some of them were knocked over with the cups in their hands. Captain Billings, their commander, was seized from behind by Payton before he even knew that an enemy was aboard. Not a man had a weapon ready, and not a shot was fired. The captives were gagged and bound like the others, and the Chameleon was of<text:span text:style-name="T44">f </text:span>again for her third victim, on the north side of the river.</text:p>
      <text:p text:style-name="Standard"><text:line-break/>This time there was a fight, but a most unequal one, because the surprise was virtually as complete as in the first two cases. The Chameleon had indeed been seen a quarter of a minute before the attack, but unluckily she was mistaken by Captain Campbell for one of his consorts, and while he was beating his brains to understand what she wanted there Payton and his men leaped aboard almost unopposed.<text:line-break/>Even then Campbell probably never comprehended that it was the famous Sky Pirate who had attacked him. He had no time to think of anything except the fact there was an attack, and, having his pistol in his band, he shot the first man who put his foot on bis deck. Immediately a bullet passed through h<text:span text:style-name="T45">i</text:span>s own heart. His men rallied gallantly, but only three of them succeeded in getting hold of their weapons. </text:p>
      <text:p text:style-name="Standard"><text:line-break/>Payton pushed the assault like a demon. His pistol leveled two of these men with shots so nearly simultaneous that their reports blended. The third <text:span text:style-name="T46">w</text:span>as brained with his own weapon by one of the Chameleon's crew, who showed the strength and agility of an acrobat. In the mean time the other f<text:span text:style-name="T47">iv</text:span>e, <text:soft-page-break/>being unable to reach their weapons, were easily overpowered, gagged and bound.</text:p>
      <text:p text:style-name="Standard"><text:line-break/>Not a sound of this struggle reached the fourth aero, something less than a third of a mile distant. Indeed, the shots could not have been heard as far as the edge of the little woodland in which the fight occurred. This, by the way. is one of the disadvantages of our modern firearms if they do not betray one's location to the enemy, they equally fail to convey information to friends.</text:p>
      <text:p text:style-name="Standard"><text:line-break/>The fourth aero, under Captain Burns, was situated westward from the bluff. Payton once more ran the Chameleon near the ground until he reached the edge of the woods, then rose quickly above the trees, located his prey in spite of Its fancied security and was upon it – without the slightest warning having been given. Here again the men were at breakfast, and the scene was almost a duplicate of that enacted at the second assault. In every case Payton was careful to leave the little flags, which were to indicate to the commissioner' the presence of his aeros at their prescribed posts, undisturbed.</text:p>
      <text:p text:style-name="Standard"><text:line-break/>No sooner were Burns and his men secured than the Chameleon rose almost vertically In the air to a great elevation and then, assuming her sky blue dress, for the sun was rising in a cloudless heaven, soared off southward. When he had got well beyond eye shot from Tribes Hill Payton ordered the aero to hover over the farm checkered township of Florida and sent his men to breakfast.</text:p>
      <text:p text:style-name="P1"><text:line-break/>"A pretty good morning's performance," he said, laughing In his hearty manner and addressing the steersman, who, <text:span text:style-name="T49">i</text:span>n each case, had been the only one left <text:span text:style-name="T50">i</text:span>n charge of the Chameleon, all the others being engaged <text:span text:style-name="T51">i</text:span>n the f<text:span text:style-name="T52">i</text:span>ght and capture.</text:p>
      <text:p text:style-name="P1"><text:line-break/>The steersman's only reply was a delighted grin. Like his comrades, he fairly worshiped his peerless commander. "So this is the metropolitan police!" Payton continued with a sneer. "And their commissioner thought that he <text:span text:style-name="T48">c</text:span>ould take me in! I'm half inclined to give him a taste of my jug. when he<text:line-break/>arrives with his billionaire client."<text:line-break/></text:p>
      <text:p text:style-name="Standard">The fact was, as subsequent investigation fully developed and as I have already hinted, that Payton knew the commissioner's plan through the medium of his spies, whom he had everywhere in wireless communication. So, instead of being trapped, he had himself turned trapper. Now he only awaited the arrival of the commissioner and Mr. Grayman to complete his achievement.</text:p>
      <text:p text:style-name="Standard"><text:line-break/>He knew the hour when the local train would arrive from Albany, and he took his measures accordingly.</text:p>
      <text:p text:style-name="Standard"/>
      <text:p text:style-name="Standard"><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20:11:38.919210766</meta:creation-date>
    <dc:date>2016-03-22T14:45:30.004141089</dc:date>
    <meta:editing-duration>PT1H40M51S</meta:editing-duration>
    <meta:editing-cycles>146</meta:editing-cycles>
    <meta:generator>LibreOffice/4.2.8.2$Linux_X86_64 LibreOffice_project/420m0$Build-2</meta:generator>
    <meta:document-statistic meta:table-count="0" meta:image-count="0" meta:object-count="0" meta:page-count="5" meta:paragraph-count="53" meta:word-count="2784" meta:character-count="15538" meta:non-whitespace-character-count="12749"/>
  </office:meta>
</office:document-meta>
</file>